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859cm"/>
    </style:style>
    <style:style style:name="pr11" style:family="presentation" style:parent-style-name="Default-outline1">
      <style:graphic-properties fo:min-height="14.111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10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1" style:family="paragraph">
      <style:paragraph-properties fo:margin-top="0cm" fo:margin-bottom="0cm"/>
      <style:text-properties fo:font-size="20pt" style:font-size-asian="20pt" style:font-size-complex="20pt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P13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6" style:family="paragraph">
      <style:paragraph-properties fo:margin-top="0cm" fo:margin-bottom="0cm"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7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8" style:family="paragraph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7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0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1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4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6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8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9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0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1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2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5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6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28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9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0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8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/text:p>
            <text:p text:style-name="P2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maven.apache.org/POM/4.0.0 http://maven.apache.org/maven-v4_0_0.xsd"</text:span><text:span text:style-name="T1">&gt;</text:span></text:p>
            <text:p text:style-name="P2"><text:span text:style-name="T5"><text:s text:c="4"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groupId</text:span><text:span text:style-name="T1">&gt;</text:span><text:span text:style-name="T7">frigo</text:span><text:span text:style-name="T1">&lt;/</text:span><text:span text:style-name="T2">groupId</text:span><text:span text:style-name="T1">&gt;</text:span></text:p>
            <text:p text:style-name="P2"><text:span text:style-name="T5"><text:s text:c="4"/></text:span><text:span text:style-name="T1">&lt;</text:span><text:span text:style-name="T2">artifactId</text:span><text:span text:style-name="T1">&gt;</text:span><text:span text:style-name="T7">cdi</text:span><text:span text:style-name="T1">&lt;/</text:span><text:span text:style-name="T2">artifactId</text:span><text:span text:style-name="T1">&gt;</text:span></text:p>
            <text:p text:style-name="P2"><text:span text:style-name="T5"><text:s text:c="4"/></text:span><text:span text:style-name="T1">&lt;</text:span><text:span text:style-name="T2">version</text:span><text:span text:style-name="T1">&gt;</text:span><text:span text:style-name="T5">1.0.0-SNAPSHOT</text:span><text:span text:style-name="T1">&lt;/</text:span><text:span text:style-name="T2">version</text:span><text:span text:style-name="T1">&gt;</text:span></text:p>
            <text:p text:style-name="P2"><text:span text:style-name="T5"><text:s text:c="4"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5"><text:s text:c="8"/></text:span><text:span text:style-name="T1">&lt;</text:span><text:span text:style-name="T2">dependency</text:span><text:span text:style-name="T1">&gt;</text:span></text:p>
            <text:p text:style-name="P2"><text:span text:style-name="T5"><text:s text:c="12"/></text:span><text:span text:style-name="T1">&lt;</text:span><text:span text:style-name="T2">groupId</text:span><text:span text:style-name="T1">&gt;</text:span><text:span text:style-name="T7">javax</text:span><text:span text:style-name="T1">&lt;/</text:span><text:span text:style-name="T2">groupId</text:span><text:span text:style-name="T1">&gt;</text:span></text:p>
            <text:p text:style-name="P2"><text:span text:style-name="T5"><text:s text:c="12"/></text:span><text:span text:style-name="T1">&lt;</text:span><text:span text:style-name="T2">artifactId</text:span><text:span text:style-name="T1">&gt;</text:span><text:span text:style-name="T7">javaee</text:span><text:span text:style-name="T5">-</text:span><text:span text:style-name="T7">api</text:span><text:span text:style-name="T1">&lt;/</text:span><text:span text:style-name="T2">artifactId</text:span><text:span text:style-name="T1">&gt;</text:span></text:p>
            <text:p text:style-name="P2"><text:span text:style-name="T5"><text:s text:c="12"/></text:span><text:span text:style-name="T1">&lt;</text:span><text:span text:style-name="T2">version</text:span><text:span text:style-name="T1">&gt;</text:span><text:span text:style-name="T5">8.0.1</text:span><text:span text:style-name="T1">&lt;/</text:span><text:span text:style-name="T2">version</text:span><text:span text:style-name="T1">&gt;</text:span></text:p>
            <text:p text:style-name="P2"><text:span text:style-name="T5"><text:s text:c="8"/></text:span><text:span text:style-name="T1">&lt;/</text:span><text:span text:style-name="T2">dependency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/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1">&lt;/</text:span><text:span text:style-name="T2">project</text:span><text:span text:style-name="T1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">&lt;</text:span><text:span text:style-name="T2">beans</text:span><text:span text:style-name="T3"> </text:span><text:span text:style-name="T4">xmlns</text:span><text:span text:style-name="T5">=</text:span><text:span text:style-name="T6">"http://xmlns.jcp.org/xml/ns/javaee"</text:span><text:span text:style-name="T3"> </text:span></text:p>
            <text:p text:style-name="P4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xmlns.jcp.org/xml/ns/javaee http://xmlns.jcp.org/xml/ns/javaee/beans_1_1.xsd"</text:span><text:span text:style-name="T3"> </text:span><text:span text:style-name="T4">bean-discovery-mode</text:span><text:span text:style-name="T5">=</text:span><text:span text:style-name="T6">"all"</text:span><text:span text:style-name="T1">&gt;</text:span></text:p>
            <text:p text:style-name="P4"><text:span text:style-name="T3"/></text:p>
            <text:p text:style-name="P4"><text:span text:style-name="T1">&lt;/</text:span><text:span text:style-name="T2">beans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 {</text:span></text:p>
            <text:p text:style-name="P4"><text:span text:style-name="T9"><text:s text:c="8"/></text:span><text:span text:style-name="T8">return</text:span><text:span text:style-name="T9"> </text:span><text:span text:style-name="T13">"Hello World!"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12">GreeterClient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hello </text:span><text:span text:style-name="T9">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tService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displayHello</text:span><text:span text:style-name="T9"> () {</text:span></text:p>
            <text:p text:style-name="P4"><text:span text:style-name="T9"><text:s text:c="8"/></text:span><text:span text:style-name="T18">display</text:span><text:span text:style-name="T9">(</text:span><text:span text:style-name="T14">hello</text:span><text:span text:style-name="T9">.hello())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8"><text:span text:style-name="T8">public</text:span><text:span text:style-name="T9"> </text:span><text:span text:style-name="T8">interface</text:span><text:span text:style-name="T9"> </text:span><text:span text:style-name="T19">HelloService</text:span><text:span text:style-name="T9"> {</text:span></text:p>
            <text:p text:style-name="P8"><text:span text:style-name="T9"/></text:p>
            <text:p text:style-name="P8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;</text:span></text:p>
            <text:p text:style-name="P8"><text:span text:style-name="T9"/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0">org.jboss.weld.exceptions.DeploymentException</text:span><text:span text:style-name="T21">: WELD-001408: Unsatisfied dependencies for type HelloService with qualifiers @Default</text:span></text:p>
            <text:p text:style-name="P4"><text:span text:style-name="T22"><text:s text:c="2"/></text:span><text:span text:style-name="T22">at injection point [BackedAnnotatedField] @Inject private GreeterClient.hello</text:span></text:p>
            <text:p text:style-name="P4"><text:span text:style-name="T22"><text:s text:c="2"/></text:span><text:span text:style-name="T22">at GreeterClient.hello(</text:span><text:span text:style-name="T20">GreeterClient.java:0</text:span><text:span text:style-name="T22">)</text:span></text:p>
            <text:p text:style-name="P4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11" draw:layer="layout" svg:width="25.199cm" svg:height="14.111cm" svg:x="1.4cm" svg:y="4.914cm" presentation:class="outline" presentation:user-transformed="true">
          <draw:text-box>
            <text:p text:style-name="P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4"><text:span text:style-name="T28"/></text:p>
            <text:p text:style-name="P4"><text:span text:style-name="T25"><text:s text:c="4"/></text:span><text:span text:style-name="T29">@Override</text:span></text:p>
            <text:p text:style-name="P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4"><text:span text:style-name="T25"><text:s text:c="4"/></text:span><text:span text:style-name="T25">}</text:span></text:p>
            <text:p text:style-name="P4"><text:span text:style-name="T28"/></text:p>
            <text:p text:style-name="P4"><text:span text:style-name="T25">}</text:span></text:p>
            <text:p text:style-name="P4"><text:span text:style-name="T25"/></text:p>
            <text:p text:style-name="P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4"><text:span text:style-name="T28"/></text:p>
            <text:p text:style-name="P4"><text:span text:style-name="T25"><text:s text:c="4"/></text:span><text:span text:style-name="T29">@Override</text:span></text:p>
            <text:p text:style-name="P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4"><text:span text:style-name="T25"><text:s text:c="4"/></text:span><text:span text:style-name="T25">}</text:span></text:p>
            <text:p text:style-name="P4"><text:span text:style-name="T28"/></text:p>
            <text:p text:style-name="P4"><text:span text:style-name="T2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0">org.jboss.weld.exceptions.DeploymentException</text:span><text:span text:style-name="T21">: WELD-001409: Ambiguous dependencies for type HelloService with qualifiers @Default</text:span></text:p>
            <text:p text:style-name="P4"><text:span text:style-name="T22"><text:s text:c="2"/></text:span><text:span text:style-name="T22">at injection point [BackedAnnotatedField] @Inject private GreeterClient.hello</text:span></text:p>
            <text:p text:style-name="P4"><text:span text:style-name="T22"><text:s text:c="2"/></text:span><text:span text:style-name="T22">at GreeterClient.hello(</text:span><text:span text:style-name="T20">GreeterClient.java:0</text:span><text:span text:style-name="T22">)</text:span></text:p>
            <text:p text:style-name="P4"><text:span text:style-name="T22"><text:s text:c="2"/></text:span><text:span text:style-name="T22">Possible dependencies: </text:span></text:p>
            <text:p text:style-name="P4"><text:span text:style-name="T22"><text:s text:c="2"/></text:span><text:span text:style-name="T22">- Managed Bean [class HungarianHelloService] with qualifiers [@Any @Default],</text:span></text:p>
            <text:p text:style-name="P4"><text:span text:style-name="T22"><text:s text:c="2"/></text:span><text:span text:style-name="T22">- Managed Bean [class EnglishHelloService] with qualifiers [@Any @Default]</text:span></text:p>
            <text:p text:style-name="P4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12"><text:span text:style-name="T32">@Qualifier</text:span></text:p>
            <text:p text:style-name="P8"><text:span text:style-name="T15">@Retention</text:span><text:span text:style-name="T9">(</text:span><text:span text:style-name="T33">RUNTIME</text:span><text:span text:style-name="T9">)</text:span></text:p>
            <text:p text:style-name="P8"><text:span text:style-name="T15">@Target</text:span><text:span text:style-name="T9">({</text:span><text:span text:style-name="T33">FIELD</text:span><text:span text:style-name="T9">, </text:span><text:span text:style-name="T33">TYPE</text:span><text:span text:style-name="T9">, </text:span><text:span text:style-name="T33">METHOD</text:span><text:span text:style-name="T9">, </text:span><text:span text:style-name="T33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English</text:span><text:span text:style-name="T9"> {</text:span></text:p>
            <text:p text:style-name="P9"><text:span text:style-name="T32">}</text:span></text:p>
            <text:p text:style-name="P9"><text:span text:style-name="T32"/></text:p>
            <text:p text:style-name="P12"><text:span text:style-name="T32">@Qualifier</text:span></text:p>
            <text:p text:style-name="P8"><text:span text:style-name="T15">@Retention</text:span><text:span text:style-name="T9">(</text:span><text:span text:style-name="T33">RUNTIME</text:span><text:span text:style-name="T9">)</text:span></text:p>
            <text:p text:style-name="P8"><text:span text:style-name="T15">@Target</text:span><text:span text:style-name="T9">({</text:span><text:span text:style-name="T33">FIELD</text:span><text:span text:style-name="T9">, </text:span><text:span text:style-name="T33">TYPE</text:span><text:span text:style-name="T9">, </text:span><text:span text:style-name="T33">METHOD</text:span><text:span text:style-name="T9">, </text:span><text:span text:style-name="T33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Hungarian</text:span><text:span text:style-name="T9"> {</text:span></text:p>
            <text:p text:style-name="P9"><text:span text:style-name="T3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0" draw:text-style-name="P11" draw:layer="layout" svg:width="25.199cm" svg:height="15.771cm" svg:x="1.4cm" svg:y="3.958cm" presentation:class="outline" presentation:user-transformed="true">
          <draw:text-box>
            <text:p text:style-name="P13"><text:span text:style-name="T34">@English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Override</text:span></text:p>
            <text:p text:style-name="P14"><text:span text:style-name="T29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5"><text:span text:style-name="T34"><text:s text:c="4"/></text:span><text:span text:style-name="T34">}</text:span></text:p>
            <text:p text:style-name="P15"><text:span text:style-name="T34"/></text:p>
            <text:p text:style-name="P14"><text:span text:style-name="T34">}</text:span></text:p>
            <text:p text:style-name="P15"><text:span text:style-name="T34"/></text:p>
            <text:p text:style-name="P13"><text:span text:style-name="T34">@Hungarian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5"><text:span text:style-name="T34"><text:s text:c="4"/></text:span><text:span text:style-name="T34">}</text:span></text:p>
            <text:p text:style-name="P15"><text:span text:style-name="T34"/></text:p>
            <text:p text:style-name="P14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English</text:span></text:p>
            <text:p text:style-name="P14"><text:span text:style-name="T29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}</text:span></text:p>
            <text:p text:style-name="P14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Hungarian</text:span></text:p>
            <text:p text:style-name="P14"><text:span text:style-name="T29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3"><text:span text:style-name="T34">@Qualifier</text:span></text:p>
            <text:p text:style-name="P14"><text:span text:style-name="T29">@Retention</text:span><text:span text:style-name="T25">(</text:span><text:span text:style-name="T36">RUNTIME</text:span><text:span text:style-name="T25">)</text:span></text:p>
            <text:p text:style-name="P14"><text:span text:style-name="T29">@Target</text:span><text:span text:style-name="T25">({</text:span><text:span text:style-name="T36">FIELD</text:span><text:span text:style-name="T25">, </text:span><text:span text:style-name="T36">TYPE</text:span><text:span text:style-name="T25">, </text:span><text:span text:style-name="T36">METHOD</text:span><text:span text:style-name="T25">, </text:span><text:span text:style-name="T36">PARAMETER</text:span><text:span text:style-name="T25">})</text:span></text:p>
            <text:p text:style-name="P14"><text:span text:style-name="T24">public</text:span><text:span text:style-name="T25"> </text:span><text:span text:style-name="T24">@interface</text:span><text:span text:style-name="T25"> </text:span><text:span text:style-name="T29">Languag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37">Languages</text:span><text:span text:style-name="T25"> </text:span><text:span text:style-name="T30">value</text:span><text:span text:style-name="T25"> ();</text:span></text:p>
            <text:p text:style-name="P14"><text:span text:style-name="T34"/></text:p>
            <text:p text:style-name="P14"><text:span text:style-name="T25"><text:s text:c="4"/></text:span><text:span text:style-name="T24">public</text:span><text:span text:style-name="T25"> </text:span><text:span text:style-name="T24">enum</text:span><text:span text:style-name="T25"> </text:span><text:span text:style-name="T37">Languages</text:span><text:span text:style-name="T25"> {</text:span></text:p>
            <text:p text:style-name="P14"><text:span text:style-name="T34"/></text:p>
            <text:p text:style-name="P14"><text:span text:style-name="T25"><text:s text:c="8"/></text:span><text:span text:style-name="T36">ENGLISH</text:span><text:span text:style-name="T25">,</text:span></text:p>
            <text:p text:style-name="P14"><text:span text:style-name="T25"><text:s text:c="8"/></text:span><text:span text:style-name="T36">HUNGARIAN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0" draw:text-style-name="P11" draw:layer="layout" svg:width="25.199cm" svg:height="15.771cm" svg:x="1.4cm" svg:y="3.95cm" presentation:class="outline" presentation:user-transformed="true">
          <draw:text-box>
            <text:p text:style-name="P14"><text:span text:style-name="T29">@Language</text:span><text:span text:style-name="T25">(</text:span><text:span text:style-name="T36">ENGLISH</text:span><text:span text:style-name="T25">)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  <text:p text:style-name="P15"><text:span text:style-name="T34"/></text:p>
            <text:p text:style-name="P14"><text:span text:style-name="T29">@Language</text:span><text:span text:style-name="T25">(</text:span><text:span text:style-name="T36">HUNGARIAN</text:span><text:span text:style-name="T25">)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10" draw:text-style-name="P11" draw:layer="layout" svg:width="25.199cm" svg:height="13.859cm" svg:x="1.4cm" svg:y="5.455cm" presentation:class="outline" presentation:user-transformed="true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8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Language</text:span><text:span text:style-name="T25">(</text:span><text:span text:style-name="T36">ENGLISH</text:span><text:span text:style-name="T25">)</text:span></text:p>
            <text:p text:style-name="P14"><text:span text:style-name="T30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5"><text:span text:style-name="T28">}</text:span></text:p>
            <text:p text:style-name="P15"><text:span text:style-name="T28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Language</text:span><text:span text:style-name="T25">(</text:span><text:span text:style-name="T36">HUNGARIAN</text:span><text:span text:style-name="T25">)</text:span></text:p>
            <text:p text:style-name="P14"><text:span text:style-name="T30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5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10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4">@English</text:span></text:p>
            <text:p text:style-name="P13"><text:span text:style-name="T34">@Console</text:span></text:p>
            <text:p text:style-name="P13"><text:span text:style-name="T34">@Secured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8"/></text:p>
            <text:p text:style-name="P15"><text:span text:style-name="T34">}</text:span></text:p>
            <text:p text:style-name="P15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5"><text:s text:c="4"/></text:span><text:span text:style-name="T29">@English</text:span></text:p>
            <text:p text:style-name="P14"><text:span text:style-name="T25"><text:s text:c="4"/></text:span><text:span text:style-name="T29">@Console</text:span></text:p>
            <text:p text:style-name="P14"><text:span text:style-name="T25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10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4">@English</text:span></text:p>
            <text:p text:style-name="P13"><text:span text:style-name="T34">@Secured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8"/></text:p>
            <text:p text:style-name="P15"><text:span text:style-name="T34">}</text:span></text:p>
            <text:p text:style-name="P15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5"><text:s text:c="4"/></text:span><text:span text:style-name="T29">@English</text:span></text:p>
            <text:p text:style-name="P14"><text:span text:style-name="T25"><text:s text:c="4"/></text:span><text:span text:style-name="T29">@Console</text:span></text:p>
            <text:p text:style-name="P14"><text:span text:style-name="T25"><text:s text:c="4"/></text:span><text:span text:style-name="T29">@Secured</text:span></text:p>
            <text:p text:style-name="P14"><text:span text:style-name="T25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10" draw:text-style-name="P18" draw:layer="layout" svg:width="25.199cm" svg:height="13.859cm" svg:x="1.4cm" svg:y="4.914cm" presentation:class="outline" presentation:user-transformed="true">
          <draw:text-box>
            <text:p text:style-name="P16"><text:span text:style-name="T38">org.jboss.weld.exceptions.DeploymentException</text:span><text:span text:style-name="T39">: WELD-001408: Unsatisfied dependencies for type HelloService with qualifiers @Secured @English @Console</text:span></text:p>
            <text:p text:style-name="P17"><text:span text:style-name="T40"><text:s text:c="2"/></text:span><text:span text:style-name="T40">at injection point [BackedAnnotatedField] @Inject @English @Console @Secured private GreeterClient.hello</text:span></text:p>
            <text:p text:style-name="P16"><text:span text:style-name="T41"><text:s text:c="2"/></text:span><text:span text:style-name="T41">at GreeterClient.hello(</text:span><text:span text:style-name="T38">GreeterClient.java:0</text:span><text:span text:style-name="T41">)</text:span></text:p>
            <text:p text:style-name="P17"><text:span text:style-name="T40">WELD-001475: The following beans match by type, but none have matching qualifiers:</text:span></text:p>
            <text:p text:style-name="P17"><text:span text:style-name="T40"><text:s text:c="2"/></text:span><text:span text:style-name="T40">- Managed Bean [class HungarianHelloService] with qualifiers [@Secured @Hungarian @Any],</text:span></text:p>
            <text:p text:style-name="P17"><text:span text:style-name="T40"><text:s text:c="2"/></text:span><text:span text:style-name="T40">- Managed Bean [class EnglishHelloService] with qualifiers [@Secured @English @Any]</text:span></text:p>
            <text:p text:style-name="P16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5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3H41M38S</meta:editing-duration>
    <meta:editing-cycles>200</meta:editing-cycles>
    <meta:generator>OpenOffice/4.1.5$Win32 OpenOffice.org_project/415m1$Build-9789</meta:generator>
    <dc:date>2019-07-10T21:53:43.16</dc:date>
    <meta:document-statistic meta:object-count="141"/>
  </office:meta>
</office:document-meta>
</file>